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owanie współbieżne</text:p>
      <text:p text:style-name="P3"/>
      <text:p text:style-name="P3">Projekt semestralny</text:p>
      <text:p text:style-name="P3"/>
      <text:p text:style-name="P1">GRZYBOBRANIE</text:p>
      <text:p text:style-name="P1"/>
      <text:p text:style-name="P3">Autor: Jakub Balcerowicz</text:p>
      <text:p text:style-name="P3"/>
      <text:p text:style-name="P2">1.Opis zadania</text:p>
      <text:p text:style-name="P2"/>
      <text:p text:style-name="P2"><text:tab/><text:span text:style-name="T3">Projekt "Grzybobranie" jest komputerową wersją wszystkim dobrze znanej gry planszowej "Grzybobranie". Wszyscy gracze startują z tego samego pola i kolejno rzucają kostką. Po rzucie kostką przesuwają się o ilość oczek, które wypadły na kostce. Po drodze mogą spotkać na polu grzyby. Stawając na pole z grzybami automatycznie podnosi je. Celem projektu jest odwzorwanie rzeczywistej planszówki w grze komputerowej.</text:span></text:p>
      <text:p text:style-name="P2"><text:span text:style-name="T3"><text:tab/>W programie otwiera się interfejs graficzny gry, w którym możemy zobaczyć niebieskie duże koła (pola mapy), małe czarne koła w obrębie pól mapy (grzyby), kolorowe koła (gracze) z indeksem górnym gdzie na bieżąco sa pokazywane punkty gracza. W lewym rogu jest legenda, która informuje nas o tym, który pionek należy do konkretnego gracza. Gra kończy się w momencie, gdy wszyscy gracze dotrą na mete. Rozstrzygnięcie polega na tym, że porównujemy ilość zdobytych punktów za grzyby.</text:span></text:p>
      <text:p text:style-name="P2"><text:span text:style-name="T1"/></text:p>
      <text:p text:style-name="P2"><text:span text:style-name="T1">2.</text:span>Wybór mechanizmu</text:p>
      <text:p text:style-name="P2"/>
      <text:p text:style-name="P4"><text:tab/><text:span text:style-name="T1">Jako mechanizm komunikacji międzyprocesorowej zastosowano w programie pamięć współdzieloną ze względu na bardzo szybki sposób komunikacji miedzy procesami. Jeden i ten sam segment pamięci może być dołączony do przestrzeni adresowej procesu w wielu róznych miejscach. Dzięki zastoswaniu pamięci wspołdzielonej mamy do dyspozycji wiele kopii tej samej zmiennej, dzięki temu zmiana takiej zmiennej jest widoczna od razu w pozostałych miejscach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soft-page-break/>3.Opis użytkownika programu</text:p>
      <text:p text:style-name="P2"/>
      <text:p text:style-name="P2"><text:span text:style-name="T3"><text:tab/>a) Kompilacja</text:span></text:p>
      <text:p text:style-name="P2"><text:span text:style-name="T3"><text:tab/> <text:s/></text:span></text:p>
      <text:p text:style-name="P2"><text:span text:style-name="T3"><text:tab/> <text:s/>gcc -o &lt;nazwa&gt; &lt;nazwa.c&gt; -lX11</text:span></text:p>
      <text:p text:style-name="P2"><text:span text:style-name="T3"><text:tab/></text:span></text:p>
      <text:p text:style-name="P2"><text:span text:style-name="T3"><text:tab/> <text:s/>gcc -o Grzybobranie Grzybobranie.c -lX11</text:span></text:p>
      <text:p text:style-name="P2"><text:span text:style-name="T3"/></text:p>
      <text:p text:style-name="P2"><text:span text:style-name="T3"><text:tab/>b) Uruchamianie</text:span></text:p>
      <text:p text:style-name="P2"><text:span text:style-name="T3"/></text:p>
      <text:p text:style-name="P2"><text:span text:style-name="T3"><text:tab/> <text:s/>Skompilowany plik otwieramy w terminalu</text:span></text:p>
      <text:p text:style-name="P2"><text:span text:style-name="T3"/></text:p>
      <text:p text:style-name="P2"><text:span text:style-name="T3"><text:tab/> <text:s/>./nazwa <text:s/>w naszym przypadku ./Grzybobranie</text:span></text:p>
      <text:p text:style-name="P2"><text:span text:style-name="T3"/></text:p>
      <text:p text:style-name="P2"><text:span text:style-name="T3"><text:tab/>c) Sterowanie</text:span></text:p>
      <text:p text:style-name="P2"><text:span text:style-name="T3"/></text:p>
      <text:p text:style-name="P2"><text:span text:style-name="T3"><text:tab/> <text:s/>Sterowanie sprowadza się do jednego przycisku na klawiaturze </text:span></text:p>
      <text:p text:style-name="P2"><text:span text:style-name="T3"><text:tab/> <text:s/>strzałę w prawo (-&gt;)<text:tab/>. Po naciśnięciu strzałki uruchamiamy </text:span></text:p>
      <text:p text:style-name="P2"><text:span text:style-name="T3"><text:tab/> <text:s/>algorytm, który losuje liczbę od 1 do 6 i przesuwa nas o tyle na <text:tab/> <text:tab/> <text:s/>mapie.</text:span></text:p>
      <text:p text:style-name="P2"><text:span text:style-name="T3"/></text:p>
      <text:p text:style-name="P2"><text:span text:style-name="T3"><text:tab/>d) Zabezpieczenia</text:span></text:p>
      <text:p text:style-name="P2"><text:span text:style-name="T3"/></text:p>
      <text:p text:style-name="P2"><text:span text:style-name="T3"><text:tab/> <text:s/>W programie zastosowano ograniczenie w postaci maksymalnej <text:s/><text:tab/> <text:s/>ilości graczy. Przy próbie dołaczęnia kolejnego gracza, program</text:span></text:p>
      <text:p text:style-name="P2"><text:span text:style-name="T3"><text:tab/> <text:s/>wyświetli pustą planszę, a w terminalu pokaże informacje o braku</text:span></text:p>
      <text:p text:style-name="P2"><text:span text:style-name="T3"><text:tab/> <text:s/>możliwości dołączenia do gry. Prawidłowe zamknięcie programu</text:span></text:p>
      <text:p text:style-name="P2"><text:span text:style-name="T3"><text:tab/> <text:s/>czyli opuszczenie gry następuje po naciśnięciu klawisza </text:span><text:span text:style-name="T2">ESC </text:span><text:span text:style-name="T3">na</text:span></text:p>
      <text:p text:style-name="P2"><text:span text:style-name="T3"><text:tab/> <text:s/>klawiaturze.</text:span></text:p>
      <text:p text:style-name="P2"><text:span text:style-name="T3"/></text:p>
      <text:p text:style-name="P2"><text:span text:style-name="T3"/></text:p>
      <text:p text:style-name="P2"><text:span text:style-name="T2"/></text:p>
      <text:p text:style-name="P2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30S</meta:editing-duration>
    <meta:editing-cycles>3</meta:editing-cycles>
    <meta:generator>OpenOffice/4.1.3$Win32 OpenOffice.org_project/413m1$Build-9783</meta:generator>
    <dc:date>2018-05-20T20:50:33.20</dc:date>
    <meta:document-statistic meta:table-count="0" meta:image-count="0" meta:object-count="0" meta:page-count="2" meta:paragraph-count="29" meta:word-count="309" meta:character-count="2248"/>
    <dc:creator>Jakub Balcerowicz</dc:creator>
    <meta:user-defined meta:name="Info 1"/>
    <meta:user-defined meta:name="Info 2"/>
    <meta:user-defined meta:name="Info 3"/>
    <meta:user-defined meta:name="Info 4"/>
  </office:meta>
</office:document-meta>
</file>